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ylor Problem 2298</text:p>
          </draw:text-box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1010050000 </text:p>
              </text:list-item>
              <text:list-item>
                <text:p>First digit represents school: </text:p>
                <text:list>
                  <text:list-item>
                    <text:p><text:span text:style-name="T1">1</text:span>010050000 → School 1</text:p>
                  </text:list-item>
                </text:list>
              </text:list-item>
              <text:list-item>
                <text:p>Next 2 digits represent department: </text:p>
                <text:list>
                  <text:list-item>
                    <text:p>1<text:span text:style-name="T1">01</text:span>0050000 → Department 01</text:p>
                  </text:list-item>
                </text:list>
              </text:list-item>
              <text:list-item>
                <text:p>Rest of the digits represent pay: </text:p>
                <text:list>
                  <text:list-item>
                    <text:p>10100<text:span text:style-name="T1">50000 </text:span><text:span text:style-name="T2">→$500.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8T15:47:52.694398208</meta:creation-date>
    <dc:date>2014-04-08T17:13:01.225414971</dc:date>
    <meta:editing-duration>PT1H9M41S</meta:editing-duration>
    <meta:editing-cycles>1</meta:editing-cycles>
    <meta:document-statistic meta:object-count="29"/>
    <meta:generator>LibreOffice/4.2.2.1$Linux_x86 LibreOffice_project/3be8cda0bddd8e430d8cda1ebfd581265cca5a0f</meta:generator>
  </office:meta>
</office:document-meta>
</file>